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/>
    <style:font-face style:name="Thorndale AMT1" svg:font-family="'Thorndale AMT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924in" fo:margin-left="0in" fo:margin-right="0in" fo:margin-top="0.15in" fo:margin-bottom="0in" table:align="margins"/>
    </style:style>
    <style:style style:name="Table1.A" style:family="table-column">
      <style:table-column-properties style:column-width="3.7819in" style:rel-column-width="5444*"/>
    </style:style>
    <style:style style:name="Table1.B" style:family="table-column">
      <style:table-column-properties style:column-width="2.9104in" style:rel-column-width="4190*"/>
    </style:style>
    <style:style style:name="Table1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B1" style:family="table-cell">
      <style:table-cell-properties fo:background-color="#cccccc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A3" style:family="table-cell">
      <style:table-cell-properties fo:padding="0.0382in" fo:border-left="0.0007in solid #000000" fo:border-right="none" fo:border-top="none" fo:border-bottom="0.0007in solid #000000"/>
    </style:style>
    <style:style style:name="P1" style:family="paragraph" style:parent-style-name="Text_20_body">
      <style:text-properties style:font-name="Liberation Serif1"/>
    </style:style>
    <style:style style:name="P2" style:family="paragraph" style:parent-style-name="Table_20_Heading">
      <style:paragraph-properties fo:text-align="center" style:justify-single-word="false"/>
      <style:text-properties style:font-name="Liberation Serif1"/>
    </style:style>
    <style:style style:name="P3" style:family="paragraph" style:parent-style-name="Table_20_Contents">
      <style:text-properties style:font-name="Liberation Serif1"/>
    </style:style>
    <style:style style:name="P4" style:family="paragraph" style:parent-style-name="Table_20_Contents">
      <style:paragraph-properties fo:text-align="end" style:justify-single-word="false"/>
      <style:text-properties style:font-name="Liberation Serif1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Standard">
      <style:paragraph-properties fo:break-before="page"/>
    </style:style>
    <style:style style:name="P7" style:family="paragraph" style:parent-style-name="Standard">
      <style:paragraph-properties fo:margin-left="4.4409in" fo:margin-right="0in" fo:text-indent="0in" style:auto-text-indent="false"/>
      <style:text-properties style:font-name="Liberation Sans1"/>
    </style:style>
    <style:style style:name="P8" style:family="paragraph" style:parent-style-name="Standard" style:master-page-name="">
      <style:paragraph-properties fo:margin-left="4.4409in" fo:margin-right="0in" fo:text-indent="0in" style:auto-text-indent="false" style:page-number="auto" fo:break-before="page"/>
      <style:text-properties style:font-name="Liberation Sans1"/>
    </style:style>
    <style:style style:name="P9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for each="packing in objects"&gt;</text:placeholder></text:p>
      <text:p text:style-name="P8"><text:placeholder text:placeholder-type="text">&lt;setLang(packing.delivery_address.party.lang and packing.delivery_address.party.lang.code or 'en_US')&gt;</text:placeholder><text:placeholder text:placeholder-type="text">&lt;packing.setLang(packing.delivery_address.party.lang and packing.delivery_address.party.lang.code or 'en_US')&gt;</text:placeholder><text:placeholder text:placeholder-type="text">&lt;packing.delivery_address.party.full_name&gt;</text:placeholder></text:p>
      <text:p text:style-name="P7"><text:placeholder text:placeholder-type="text">&lt;for each="line in packing.delivery_address.full_address.split('\n')"&gt;</text:placeholder></text:p>
      <text:p text:style-name="P7"><text:placeholder text:placeholder-type="text">&lt;line&gt;</text:placeholder></text:p>
      <text:p text:style-name="P7"><text:placeholder text:placeholder-type="text">&lt;/for&gt;</text:placeholder></text:p>
      <text:p text:style-name="P9">Delivery Note</text:p>
      <text:p text:style-name="Standard"><text:span text:style-name="T1">Shipment Number:</text:span> <text:placeholder text:placeholder-type="text">&lt;packing.code&gt;</text:placeholder><text:span text:style-name="T2"><text:line-break/></text:span><text:span text:style-name="T1">Customer Code:</text:span><text:span text:style-name="T2"> </text:span><text:span text:style-name="T2"><text:placeholder text:placeholder-type="text">&lt;packing.customer.code&gt;</text:placeholder></text:span><text:span text:style-name="T2"><text:line-break/></text:span><text:span text:style-name="T1">Reference:</text:span><text:span text:style-name="T2"> </text:span><text:span text:style-name="T2"><text:placeholder text:placeholder-type="text">&lt;packing.reference or ''&gt;</text:placeholder></text:span><text:span text:style-name="T2"><text:line-break/></text:span><text:span text:style-name="T1">Date: </text:span><text:span text:style-name="T2"><text:placeholder text:placeholder-type="text">&lt;formatLang(packing.effective_date and packing.effective_date.strftime("%Y-%m-%d") or datetime.datetime.today().strftime("%Y-%m-%d"), packing.delivery_address.party.lang, date=True)&gt;</text:placeholder></text:span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2">Product</text:p>
            </table:table-cell>
            <table:table-cell table:style-name="Table1.B1" office:value-type="string">
              <text:p text:style-name="P2">Quantity</text:p>
            </table:table-cell>
          </table:table-row>
        </table:table-header-rows>
        <table:table-row>
          <table:table-cell table:style-name="Table1.A2" table:number-columns-spanned="2" office:value-type="string">
            <text:p text:style-name="P3"><text:placeholder text:placeholder-type="text">&lt;for each="move in packing.outgoing_moves"&gt;</text:placeholder></text:p>
          </table:table-cell>
          <table:covered-table-cell/>
        </table:table-row>
        <table:table-row>
          <table:table-cell table:style-name="Table1.A3" office:value-type="string">
            <text:p text:style-name="P3"><text:placeholder text:placeholder-type="text">&lt;product_name(move.product.id, packing.delivery_address.party.lang and packing.delivery_address.party.lang.code or 'en_US')&gt;</text:placeholder></text:p>
          </table:table-cell>
          <table:table-cell table:style-name="Table1.A2" office:value-type="string">
            <text:p text:style-name="P4"><text:placeholder text:placeholder-type="text">&lt;formatLang(move.quantity, packing.delivery_address.party.lang, digits=move.unit_digits)&gt;</text:placeholder> <text:placeholder text:placeholder-type="text">&lt;move.uom.symbol&gt;</text:placeholder></text:p>
          </table:table-cell>
        </table:table-row>
        <table:table-row>
          <table:table-cell table:style-name="Table1.A2" table:number-columns-spanned="2" office:value-type="string">
            <text:p text:style-name="P3"><text:placeholder text:placeholder-type="text">&lt;/for&gt;</text:placeholder></text:p>
          </table:table-cell>
          <table:covered-table-cell/>
        </table:table-row>
      </table:table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horndale AMT1" svg:font-family="'Thorndale AMT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2"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8-06-07T15:29:02</meta:creation-date>
    <dc:date>2009-03-26T18:33:13</dc:date>
    <meta:editing-cycles>1</meta:editing-cycles>
    <meta:editing-duration>PT0S</meta:editing-duration>
    <meta:document-statistic meta:table-count="1" meta:image-count="0" meta:object-count="0" meta:page-count="2" meta:paragraph-count="15" meta:word-count="58" meta:character-count="980"/>
    <meta:user-defined meta:name="Info 1"/>
    <meta:user-defined meta:name="Info 2"/>
    <meta:user-defined meta:name="Info 3"/>
    <meta:user-defined meta:name="Info 4"/>
  </office:meta>
</office:document-meta>
</file>